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" svg:font-family="'Gill Sans', Futura, 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1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style:writing-mode="lr-tb"/>
      <style:text-properties style:font-name="Gill Sans1"/>
    </style:style>
    <style:style style:name="P2" style:family="paragraph" style:parent-style-name="Standard">
      <style:paragraph-properties style:writing-mode="lr-tb"/>
      <style:text-properties style:font-name="Gill Sans1" fo:font-size="10pt" style:font-size-asian="10pt" style:font-name-complex="Gill Sans1" style:font-size-complex="10pt"/>
    </style:style>
    <style:style style:name="P3" style:family="paragraph" style:parent-style-name="Standard">
      <style:paragraph-properties style:writing-mode="lr-tb"/>
      <style:text-properties style:font-name="Gill Sans1" fo:font-size="12pt" style:font-size-asian="12pt" style:font-size-complex="12pt"/>
    </style:style>
    <style:style style:name="P4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1.9736in" fo:margin-right="0in" fo:text-indent="0in" style:auto-text-indent="false" style:writing-mode="lr-tb"/>
      <style:text-properties style:font-name="Gill Sans1" fo:font-style="italic" style:font-name-complex="Gill Sans1" style:font-style-complex="italic"/>
    </style:style>
    <style:style style:name="P6" style:family="paragraph" style:parent-style-name="Standard">
      <style:paragraph-properties fo:margin-left="1.9736in" fo:margin-right="0in" fo:text-indent="0in" style:auto-text-indent="false" style:writing-mode="lr-tb"/>
      <style:text-properties style:font-name="Gill Sans1" style:font-name-complex="Gill Sans1"/>
    </style:style>
    <style:style style:name="P7" style:family="paragraph" style:parent-style-name="Standard">
      <style:paragraph-properties fo:margin-left="1.9736in" fo:margin-right="0in" fo:text-indent="0in" style:auto-text-indent="false" style:writing-mode="lr-tb"/>
      <style:text-properties style:font-name="Gill Sans1" fo:font-size="10pt" style:font-size-asian="10pt" style:font-name-complex="Gill Sans1" style:font-size-complex="10pt"/>
    </style:style>
    <style:style style:name="P8" style:family="paragraph" style:parent-style-name="Standard">
      <style:paragraph-properties fo:margin-left="1.9736in" fo:margin-right="0in" fo:text-indent="0in" style:auto-text-indent="false" style:writing-mode="lr-tb"/>
      <style:text-properties style:font-name="Gill Sans1" fo:font-size="12pt" style:font-size-asian="12pt" style:font-name-complex="Gill Sans1" style:font-size-complex="12pt"/>
    </style:style>
    <style:style style:name="P9" style:family="paragraph" style:parent-style-name="Standard">
      <style:paragraph-properties fo:margin-left="2in" fo:margin-right="0in" fo:text-indent="0in" style:auto-text-indent="false" style:writing-mode="lr-tb"/>
      <style:text-properties style:font-name="Gill Sans1"/>
    </style:style>
    <style:style style:name="P10" style:family="paragraph" style:parent-style-name="Standard">
      <style:paragraph-properties fo:margin-left="2in" fo:margin-right="0in" fo:text-indent="0in" style:auto-text-indent="false" style:writing-mode="lr-tb"/>
      <style:text-properties style:font-name="Gill Sans1" style:font-name-complex="Gill Sans1"/>
    </style:style>
    <style:style style:name="P11" style:family="paragraph" style:parent-style-name="Standard">
      <style:paragraph-properties fo:margin-left="2in" fo:margin-right="0in" fo:text-indent="0in" style:auto-text-indent="false" style:writing-mode="lr-tb"/>
      <style:text-properties style:font-name="Gill Sans1" fo:font-size="10pt" style:font-size-asian="10pt" style:font-name-complex="Gill Sans1" style:font-size-complex="10pt"/>
    </style:style>
    <style:style style:name="P12" style:family="paragraph" style:parent-style-name="Standard">
      <style:paragraph-properties fo:margin-left="2in" fo:margin-right="0in" fo:text-indent="0in" style:auto-text-indent="false" style:writing-mode="lr-tb"/>
      <style:text-properties style:font-name="Gill Sans1" fo:font-size="10pt" style:font-size-asian="10pt" style:font-size-complex="10pt"/>
    </style:style>
    <style:style style:name="P13" style:family="paragraph" style:parent-style-name="Standard">
      <style:paragraph-properties fo:margin-left="0.0091in" fo:margin-right="0in" fo:text-indent="0in" style:auto-text-indent="false" style:writing-mode="lr-tb"/>
      <style:text-properties style:font-name="Gill Sans1"/>
    </style:style>
    <style:style style:name="P14" style:family="paragraph" style:parent-style-name="Standard">
      <style:paragraph-properties fo:margin-left="0in" fo:margin-right="0in" fo:text-indent="0in" style:auto-text-indent="false" style:writing-mode="lr-tb"/>
      <style:text-properties style:font-name="Gill Sans1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Gill Sans1" fo:font-size="12pt" style:font-size-asian="12pt" style:font-name-complex="Gill Sans1" style:font-size-complex="12pt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Gill Sans1" fo:font-size="12pt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Gill Sans1" fo:font-size="10pt" style:font-size-asian="10pt" style:font-name-complex="Gill Sans1" style:font-size-complex="10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Gill Sans1" fo:font-size="10pt" style:text-underline-style="solid" style:text-underline-width="auto" style:text-underline-color="font-color" style:font-size-asian="10pt" style:font-name-complex="Gill Sans1" style:font-size-complex="10pt"/>
    </style:style>
    <style:style style:name="P19" style:family="paragraph" style:parent-style-name="Standard">
      <style:paragraph-properties fo:margin-left="1.9827in" fo:margin-right="0in" fo:text-indent="0in" style:auto-text-indent="false" style:writing-mode="lr-tb"/>
      <style:text-properties style:font-name="Gill Sans1" fo:font-size="12pt" fo:font-style="italic" style:font-size-asian="12pt" style:font-name-complex="Gill Sans1" style:font-size-complex="12pt" style:font-style-complex="italic"/>
    </style:style>
    <style:style style:name="P20" style:family="paragraph" style:parent-style-name="Standard">
      <style:paragraph-properties fo:margin-left="1.9827in" fo:margin-right="0in" fo:text-indent="0in" style:auto-text-indent="false" style:writing-mode="lr-tb"/>
      <style:text-properties style:font-name="Gill Sans1" fo:font-size="12pt" style:font-size-asian="12pt" style:font-name-complex="Gill Sans1" style:font-size-complex="12pt"/>
    </style:style>
    <style:style style:name="P21" style:family="paragraph" style:parent-style-name="Standard">
      <style:paragraph-properties fo:margin-left="1.9827in" fo:margin-right="0in" fo:text-indent="0in" style:auto-text-indent="false" style:writing-mode="lr-tb"/>
      <style:text-properties style:font-name="Gill Sans1" fo:font-size="12pt" style:font-size-asian="12pt" style:font-size-complex="12pt"/>
    </style:style>
    <style:style style:name="P22" style:family="paragraph" style:parent-style-name="Standard">
      <style:paragraph-properties fo:margin-left="1.9827in" fo:margin-right="0in" fo:text-indent="0in" style:auto-text-indent="false" style:writing-mode="lr-tb"/>
      <style:text-properties style:font-name="Gill Sans1" fo:font-size="10pt" style:font-size-asian="10pt" style:font-name-complex="Gill Sans1" style:font-size-complex="10pt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style:font-name="Gill Sans1" fo:font-size="12pt" style:font-size-asian="12pt" style:font-name-complex="Gill Sans1" style:font-size-complex="12pt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fo:color="#000000" style:font-name="Gill Sans1" style:font-name-complex="Gill Sans1"/>
    </style:style>
    <style:style style:name="P25" style:family="paragraph" style:parent-style-name="Standard">
      <style:paragraph-properties fo:margin-left="1.9827in" fo:margin-right="0in" fo:text-indent="0in" style:auto-text-indent="false" style:writing-mode="lr-tb"/>
    </style:style>
    <style:style style:name="P26" style:family="paragraph" style:parent-style-name="Standard">
      <style:paragraph-properties fo:margin-left="1.9827in" fo:margin-right="0in" fo:text-indent="0in" style:auto-text-indent="false" style:writing-mode="lr-tb"/>
      <style:text-properties style:font-name="Gill Sans1" fo:font-size="12pt" style:font-size-asian="12pt" style:font-name-complex="Gill Sans1" style:font-size-complex="12pt"/>
    </style:style>
    <style:style style:name="P27" style:family="paragraph" style:parent-style-name="Standard">
      <style:paragraph-properties fo:margin-left="1.9827in" fo:margin-right="0in" fo:text-indent="0in" style:auto-text-indent="false" style:writing-mode="lr-tb"/>
      <style:text-properties style:font-name="Gill Sans1" fo:font-size="12pt" style:font-size-asian="12pt" style:font-size-complex="12pt"/>
    </style:style>
    <style:style style:name="P28" style:family="paragraph" style:parent-style-name="Standard">
      <style:paragraph-properties fo:margin-left="2in" fo:margin-right="0in" fo:text-indent="0in" style:auto-text-indent="false" style:writing-mode="lr-tb"/>
    </style:style>
    <style:style style:name="P29" style:family="paragraph" style:parent-style-name="Table_20_Contents">
      <style:paragraph-properties fo:text-align="end" style:justify-single-word="false"/>
      <style:text-properties style:font-name="Gill Sans1"/>
    </style:style>
    <style:style style:name="P30" style:family="paragraph" style:parent-style-name="Table_20_Contents">
      <style:paragraph-properties fo:text-align="start" style:justify-single-word="false"/>
      <style:text-properties style:font-name="Gill Sans1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margin-left="0in" fo:margin-right="0in" fo:text-indent="0in" style:auto-text-indent="false"/>
      <style:text-properties style:font-name="Gill Sans1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complex="Gill Sans1"/>
    </style:style>
    <style:style style:name="T3" style:family="text">
      <style:text-properties fo:font-style="italic" style:font-style-complex="italic"/>
    </style:style>
    <style:style style:name="T4" style:family="text">
      <style:text-properties fo:font-style="italic" style:font-name-complex="Gill Sans1" style:font-style-complex="italic"/>
    </style:style>
    <style:style style:name="T5" style:family="text">
      <style:text-properties style:font-name-complex="Gill Sans1"/>
    </style:style>
    <style:style style:name="T6" style:family="text">
      <style:text-properties fo:color="#000000" style:font-name="Gill Sans1"/>
    </style:style>
    <style:style style:name="T7" style:family="text">
      <style:text-properties fo:color="#000000" style:font-name="Gill Sans1" fo:font-size="12pt" style:font-size-asian="12pt" style:font-size-complex="12pt"/>
    </style:style>
    <style:style style:name="T8" style:family="text">
      <style:text-properties style:font-name="Gill Sans1"/>
    </style:style>
    <style:style style:name="T9" style:family="text">
      <style:text-properties style:font-name="Gill Sans1" fo:font-size="12pt" style:font-size-asian="12pt" style:font-name-complex="Gill Sans1" style:font-size-complex="12pt"/>
    </style:style>
    <style:style style:name="T10" style:family="text">
      <style:text-properties style:font-name="Gill Sans1" fo:font-size="12pt" style:font-size-asian="12pt" style:font-size-complex="12pt"/>
    </style:style>
    <style:style style:name="T11" style:family="text">
      <style:text-properties fo:font-variant="normal" fo:text-transform="none" fo:color="#006699" style:text-line-through-style="none" style:font-name="Gill Sans" fo:font-size="8.85000038146973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6699" style:text-line-through-style="none" style:font-name="Gill Sans1" fo:font-size="8.85000038146973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6699" style:text-line-through-style="none" style:font-name="Gill Sans1" fo:font-size="12pt" fo:letter-spacing="normal" fo:font-style="normal" style:text-underline-style="none" fo:font-weight="normal" style:text-blinking="false" style:font-size-asian="12pt" style:font-size-complex="12pt"/>
    </style:style>
    <style:style style:name="T14" style:family="text">
      <style:text-properties fo:font-variant="normal" fo:text-transform="none" fo:color="#000000" style:font-name="Gill Sans" fo:font-size="8.85000038146973pt" fo:letter-spacing="normal" fo:font-style="normal" fo:font-weight="normal"/>
    </style:style>
    <style:style style:name="T15" style:family="text">
      <style:text-properties fo:font-variant="normal" fo:text-transform="none" fo:color="#000000" style:font-name="Gill Sans1" fo:font-size="8.85000038146973pt" fo:letter-spacing="normal" fo:font-style="normal" fo:font-weight="normal"/>
    </style:style>
    <style:style style:name="T16" style:family="text">
      <style:text-properties fo:font-variant="normal" fo:text-transform="none" fo:color="#000000" style:font-name="Gill Sans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text-line-through-style="none" style:font-name="Gill Sans1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style:font-name="Gill Sans1"/>
    </style:style>
    <style:style style:name="T19" style:family="text">
      <style:text-properties style:font-name="Gill Sans1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2">Aaron Lipman</text:p>
          </table:table-cell>
          <table:table-cell table:style-name="Table2.A1" office:value-type="string">
            <text:p text:style-name="P29"><text:a xlink:type="simple" xlink:href="mailto:alipman88@gmail.com">alipman88@gmail.com</text:a> | +8025225603</text:p>
            <text:p text:style-name="P31"><text:span text:style-name="T8">Github: </text:span><text:a xlink:type="simple" xlink:href="http://github.com/alipman88"><text:span text:style-name="T8">alipman88</text:span></text:a></text:p>
          </table:table-cell>
        </table:table-row>
      </table:table>
      <text:p text:style-name="P24"/>
      <text:p text:style-name="P18"/>
      <text:p text:style-name="P18"/>
      <text:p text:style-name="P18"/>
      <text:p text:style-name="P18"/>
      <text:p text:style-name="P18"/>
      <text:p text:style-name="P15"><text:span text:style-name="T1">What I do:</text:span><text:tab/><text:tab/><text:tab/>Object oriented programming </text:p>
      <text:p text:style-name="P16"><text:tab/><text:tab/><text:tab/><text:tab/>Agile web development</text:p>
      <text:p text:style-name="P17"/>
      <text:p text:style-name="P15"><text:span text:style-name="T1">What I care about:</text:span><text:tab/><text:tab/>Empowering communities and strengthening democracy by creating <text:tab/><text:tab/><text:tab/><text:tab/><text:tab/>dynamic technology</text:p>
      <text:p text:style-name="P2"/>
      <text:p text:style-name="P15"><text:span text:style-name="T1">Tools I use:</text:span><text:tab/><text:tab/><text:tab/>Ruby on Rails, Git/Github, </text:p>
      <text:p text:style-name="P16"><text:tab/><text:tab/><text:tab/><text:tab/>HTML5/CSS3 &amp; JavaScript/jQuery </text:p>
      <text:p text:style-name="P16"><text:tab/><text:tab/><text:tab/><text:tab/>MySQL &amp; Postgres</text:p>
      <text:p text:style-name="P2"/>
      <text:p text:style-name="P15"><text:span text:style-name="T1">What I'm learning:</text:span><text:tab/><text:tab/>RSpec, node.js &amp; Google Analytics</text:p>
      <text:p text:style-name="P2"/>
      <text:p text:style-name="P15"><text:span text:style-name="T1">Where I've contributed:</text:span><text:tab/>Democracy for America</text:p>
      <text:p text:style-name="P19">Intern Web Developer </text:p>
      <text:p text:style-name="P25"><text:a xlink:type="simple" xlink:href="http://www.democracyforamerica.com/"><text:span text:style-name="T9">democracyforamerica.com</text:span></text:a></text:p>
      <text:p text:style-name="P21">I'm currently working with Democracy for America as a Ruby on Rails developer, where I enjoy the opportunity to hone my coding skills while contributing towards progressive causes. Two major projects I've developed include a <text:a xlink:type="simple" xlink:href="http://www.democracyforamerica.com/studentloandebt">student-loan calculator</text:a> (recently linked to from <text:a xlink:type="simple" xlink:href="http://www.cbsnews.com/8301-250_162-57594464/student-loan-deal-meets-resistance-from-the-left/">cbsnews.com</text:a>), and building the <text:a xlink:type="simple" xlink:href="http://south.democracyforamerica.com/">2013 Heroes and Villains website</text:a>, a grassroots-driven project to identify rising Southern progressive leaders.</text:p>
      <text:p text:style-name="P22"/>
      <text:p text:style-name="P20">Webskillet</text:p>
      <text:p text:style-name="P19">Freelance Contractor </text:p>
      <text:p text:style-name="P20"><text:a xlink:type="simple" xlink:href="http://www.webskillet.com/">webskillet.com</text:a></text:p>
      <text:p text:style-name="P21">Webskillet is one of the best web development shops in town, with great values to boot. I was excited when they approached me regarding integrating Facebook's API into one of their projects. I provided and wrote <text:a xlink:type="simple" xlink:href="https://github.com/alipman88/alipman88.github.io/blob/master/readme.txt">documentation</text:a> for a custom JavaScript function, which met their project needs, and allowed a high degree flexibility for reuse in later projects.</text:p>
      <text:p text:style-name="P22"/>
      <text:p text:style-name="P20">350VT</text:p>
      <text:p text:style-name="P19">Consultant </text:p>
      <text:p text:style-name="P25"><text:a xlink:type="simple" xlink:href="http://world.350.org/vermont/"><text:span text:style-name="T9">world.350.org/vermont</text:span></text:a></text:p>
      <text:p text:style-name="P21">350VT had a great Wordpress theme built by the folks at Webskillet, but they needed some help to take full advantage of it's potential. I created some basic HTML content, resolved a couple cross-browser display issues, and provided input towards effective web communication strategies (<text:a xlink:type="simple" xlink:href="http://alipman88.github.io/350/before.html">before</text:a> and <text:a xlink:type="simple" xlink:href="http://alipman88.github.io/350/index.html">after</text:a>).</text:p>
      <text:p text:style-name="P21"/>
      <text:p text:style-name="P21"/>
      <text:p text:style-name="P20"><text:soft-page-break/>Vermont Workers' Center</text:p>
      <text:p text:style-name="P21"><text:span text:style-name="T3">Community Organizer</text:span> </text:p>
      <text:p text:style-name="P25"><text:a xlink:type="simple" xlink:href="http://www.workerscenter.org/"><text:span text:style-name="T10">workerscenter.org</text:span></text:a></text:p>
      <text:p text:style-name="P21">I've worked with the Vermont Workers' Center on and off for over a decade. Key roles included helping plan the first May 1st VT Human Rights Rally in 2009, and organizing fundraising/base-building efforts.</text:p>
      <text:p text:style-name="P22"/>
      <text:p text:style-name="P20">WGDR &amp; The Radiator</text:p>
      <text:p text:style-name="P19">Disc Jockey </text:p>
      <text:p text:style-name="P20"><text:a xlink:type="simple" xlink:href="http://www.wgdr.org/">wgdr.org</text:a> | <text:a xlink:type="simple" xlink:href="http://theradiator.org/">theradiator.org</text:a></text:p>
      <text:p text:style-name="P21">I've enjoyed the opportunity to host shows on two of Vermont's best community radio stations. In addition, I recently contributed to the Radiator's parent organization, Big Heavy World, via participation in the <text:a xlink:type="simple" xlink:href="http://codeforbtv.org/">2013 National Day of Civic Hacking</text:a>, through building a <text:a xlink:type="simple" xlink:href="http://board.bigheavyworld.com/">discussion forum for the Vermont music community</text:a>, using the Rails and Ember.js-driven Discourse platform.</text:p>
      <text:p text:style-name="P11"/>
      <text:p text:style-name="P15"><text:span text:style-name="T1">Where I've worked:</text:span><text:tab/><text:tab/>Goddard College</text:p>
      <text:p text:style-name="P8"><text:span text:style-name="T3">IT Support Specialist</text:span> | March - May 2013 </text:p>
      <text:p text:style-name="P3"><text:a xlink:type="simple" xlink:href="http://www.goddard.edu/">goddard.edu</text:a></text:p>
      <text:p text:style-name="P3">I filled in for a friend taking a leave of absence to attend basic training. My main focus was providing technical support and training to Goddard faculty, staff and students, who possessed a diverse range of computer experience. Major platforms included Google Apps, Windows 7&amp;8, MS Office, Mac OS X and associated applications, and Adobe Creative Suite. Other tasks included running software installations/upgrades and hardware maintenance, with light network administration and web development responsibilities.</text:p>
      <text:p text:style-name="P7"/>
      <text:p text:style-name="P8">Volkswagen South Burlington</text:p>
      <text:p text:style-name="P3"><text:span text:style-name="T3">Automotive Technician</text:span> | April 2012 - January 2013 </text:p>
      <text:p text:style-name="P3"><text:a xlink:type="simple" xlink:href="http://www.volkswagensouthburlington.com/">volkswagensouthburlington.com</text:a></text:p>
      <text:p text:style-name="P3">I specialized in electronic diagnostics and repair; typical responsibilities included performing VT State Inspections and regular vehicle maintenance. While I enjoyed the work, I came to realize that a career in the automotive repair sector wasn't the right long-term fit for me.</text:p>
      <text:p text:style-name="P7"/>
      <text:p text:style-name="P8">Auto Craftsmen</text:p>
      <text:p text:style-name="P3"><text:span text:style-name="T3">Apprentice Mechanic</text:span> | February - June 2011 </text:p>
      <text:p text:style-name="P3"><text:a xlink:type="simple" xlink:href="http://www.autocraftsmen.com/">autocraftsmen.com</text:a></text:p>
      <text:p text:style-name="P3">I completed a student internship for college credit while studying at VTC. Duties included tire &amp; oil changes, light vehicle maintenance, and shop cleaning.</text:p>
      <text:p text:style-name="P7"/>
      <text:p text:style-name="P8">Local Agricultural Community Exchange</text:p>
      <text:p text:style-name="P3"><text:span text:style-name="T3">Cook/baker</text:span> | August 2009 - June 2010</text:p>
      <text:p text:style-name="P3">L.A.C.E. was a café/local food hub, in Barre, VT. I planned menus in accordance with L.A.C.E.'s social justice-driven mission, taught children's cooking classes, and provided job-skills training to formally incarcerated youth, through a VT Department of Labor-sponsored program.</text:p>
      <text:p text:style-name="P14"><text:soft-page-break/><text:span text:style-name="T2">Miscellany:</text:span><text:span text:style-name="T5"><text:tab/><text:tab/><text:tab/></text:span><text:span text:style-name="T4">To-do list</text:span></text:p>
      <text:p text:style-name="P6"><text:a xlink:type="simple" xlink:href="http://task88.herokuapp.com/">task88.herokuapp.com</text:a></text:p>
      <text:p text:style-name="P1">This was my first project while learning Rails. I used Bootstrap as my style framework, and the Ruby on Rails Tutorial by Michael Hartl as my go-to coding resource.</text:p>
      <text:p text:style-name="P4"/>
      <text:p text:style-name="P5">HTML5 canvas &amp; Facebook How-to Guide</text:p>
      <text:p text:style-name="P6"><text:a xlink:type="simple" xlink:href="http://alipman88.github.io/debt/about">alipman88.github.io/debt/about</text:a></text:p>
      <text:p text:style-name="P1">As part of the demo version of the Student Loan Calculator I built for Democracy for America, I created a flexible, mostly front-end script that pulls a user's Facebook profile picture via a lightweight RAILS image proxy, customizes it through an HTML5 canvas, and posts this image to a user's timeline via imgur's or Amazon Web Services' API. I've documented my code/process for developers working on similar projects.</text:p>
      <text:p text:style-name="P2"/>
      <text:p text:style-name="P13"><text:span text:style-name="T1">Where I've studied:</text:span><text:tab/><text:tab/>Macalester College</text:p>
      <text:p text:style-name="P10">2005 - 2006 | Saint Paul, MN</text:p>
      <text:p text:style-name="P9">I attended Macalester for one year, with a focus on computer science and theory. Life took me in another direction.</text:p>
      <text:p text:style-name="P12"/>
      <text:p text:style-name="P9">Vermont Technical College</text:p>
      <text:p text:style-name="P9">2010 - 2012 | Randolph, VT</text:p>
      <text:p text:style-name="P9">Wanting to learn something entirely new to me, I enrolled in a few engine repair classes at Vermont Technical College as a part-time student. I graduated with my Associate's in Automotive Technology in 2012.</text:p>
      <text:p text:style-name="P12"/>
      <text:p text:style-name="P9">//Addendum</text:p>
      <text:p text:style-name="P28"><text:span text:style-name="T8">/* While I've had many excellent computer science instructors and programming mentors, my coding is mostly self-taught. Resources I've found extremely us</text:span><text:span text:style-name="T6">eful include </text:span><text:a xlink:type="simple" xlink:href="http://mislav.uniqpath.com/poignant-guide/">Why's (Poignant) Guide to Ruby</text:a><text:span text:style-name="T6">, </text:span><text:a xlink:type="simple" xlink:href="http://www.codecademy.com/">codecademy.com</text:a><text:span text:style-name="T6">, </text:span><text:a xlink:type="simple" xlink:href="http://schneems.com/ut-rails">Databases on Rails</text:a><text:span text:style-name="T6">, and the </text:span><text:a xlink:type="simple" xlink:href="http://rubykoans.com/">Neo Ruby Koans</text:a><text:span text:style-name="T6">. 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" svg:font-family="'Gill Sans', Futura, 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1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in" fo:margin-right="0in" fo:text-indent="0in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ron Lipman</meta:initial-creator>
    <meta:creation-date>2013-07-29T14:20:26</meta:creation-date>
    <dc:date>2013-07-29T23:04:57</dc:date>
    <dc:creator>Aaron Lipman</dc:creator>
    <meta:editing-duration>PT48M38S</meta:editing-duration>
    <meta:editing-cycles>16</meta:editing-cycles>
    <meta:generator>OpenOffice.org/3.3$Unix OpenOffice.org_project/330m20$Build-9567</meta:generator>
    <meta:document-statistic meta:table-count="1" meta:image-count="0" meta:object-count="0" meta:page-count="3" meta:paragraph-count="59" meta:word-count="781" meta:character-count="5294"/>
  </office:meta>
</office:document-meta>
</file>